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P8" style:parent-style-name="Textbody" style:list-style-name="LFO1" style:family="paragraph"/>
    <style:style style:name="T9" style:parent-style-name="DefaultParagraphFont" style:family="text">
      <style:text-properties fo:font-style="italic" style:font-style-asian="italic" style:font-style-complex="italic"/>
    </style:style>
    <style:style style:name="P10" style:parent-style-name="Quotations" style:family="paragraph">
      <style:paragraph-properties fo:text-align="center"/>
    </style:style>
    <style:style style:name="P11" style:parent-style-name="Normal" style:family="paragraph">
      <style:paragraph-properties fo:margin-bottom="0.0972in"/>
    </style:style>
    <style:style style:name="P12" style:parent-style-name="Normal" style:family="paragraph">
      <style:paragraph-properties fo:margin-bottom="0.0972in"/>
    </style:style>
    <style:style style:name="P13" style:parent-style-name="Normal" style:family="paragraph">
      <style:paragraph-properties fo:margin-bottom="0.0972in"/>
    </style:style>
    <style:style style:name="P14" style:parent-style-name="Normal" style:family="paragraph">
      <style:paragraph-properties fo:margin-bottom="0.0972in"/>
    </style:style>
    <style:style style:name="P15" style:parent-style-name="Normal" style:family="paragraph">
      <style:paragraph-properties fo:margin-bottom="0.0972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Quotations" style:family="paragraph">
      <style:paragraph-properties fo:text-align="center"/>
    </style:style>
    <style:style style:name="P29" style:parent-style-name="Quotations" style:family="paragraph">
      <style:paragraph-properties fo:text-align="center"/>
    </style:style>
    <style:style style:name="P30" style:parent-style-name="Normal" style:family="paragraph">
      <style:paragraph-properties fo:text-indent="0.4923in"/>
    </style:style>
  </office:automatic-styles>
  <office:body>
    <office:text text:use-soft-page-breaks="true">
      <text:p text:style-name="P1">Paradise’s end</text:p>
      <text:p text:style-name="P2">1.</text:p>
      <text:p text:style-name="Textbody"><text:tab/>“Great success comes to those who try first gentlemen, and you have the privilege now of being one of the first. Let me tell you, -No show you! 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 It was part of his ritual. 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3,567,877 miles traveled</text:p>
        </text:list-item>
        <text:list-item>
          <text:p text:style-name="P5">5 laptops used and broken</text:p>
        </text:list-item>
        <text:list-item>
          <text:p text:style-name="P6">14 suitcases dragged around and torn</text:p>
        </text:list-item>
        <text:list-item>
          <text:p text:style-name="P7">675 unique hotels stayed in</text:p>
        </text:list-item>
        <text:list-item>
          <text:p text:style-name="P8">…</text:p>
        </text:list-item>
      </text:list>
      <text:p text:style-name="Textbody"><text:tab/>And on and on. It was his life, or more specifically the measurable part of his life. The day-to-day mundane tasks of a traveling salesman. He had a family, with a wife and kids 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 Tom was never really disappointed by the town he arrived at, it was not like that, he really cared for his job and felt like he had a natural sense about it, so in a way he was looking for that conference room with plastic chairs and filtered coffee. 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 and cups and the chatter of the stewardess’ handing them out.</text:p>
      <text:p text:style-name="Textbody"><text:tab/>And what a 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text:s/><text:soft-page-break/>Especially the brand of sparkling water that he favored. The arm rests were the perfect height and the head support<text:s/>was applying soft contact right at the center of his skull.</text:p>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Most certainly you will” Tom thought.</text:p>
      <text:p text:style-name="Textbody"><text:tab/>15 minutes later and the plane was cruising down the runway towards the terminal. Another 10 and it was docked in the gate. Like most professional salesman Tom traveled light. A small backpack to hold his computer, documents, chargers for his phone and PC, and other small items. Everything else he had with his other small carry-on suitcase. The suitcase contained a second navy-blue suite (besides<text:s/>the brown one he was traveling with), 2 pairs of socks, underwear and tank tops, toothbrush with a travel toothpaste, an electric razor, some hidden cash just in case, a bottle of cologne, deodorant and some company material he didn’t need to read during<text:s/>the flight. Besides this the suitcase was equipped with an inbuilt 800 Amp battery and a fordable seat. It was a birthday present from his wife which he thoroughly enjoyed.</text:p>
      <text:p text:style-name="Textbody"><text:tab/>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 arm-rest or luggage compartment. As he got everything ready, he straightened his jacket and started towards the front exit.</text:p>
      <text:p text:style-name="Textbody"><text:tab/>“Good afternoon Mr. Heidecker! Good to see you again. Was everything to your enjoyment during our flight?” Inquired the stewardess at the door with a smile.</text:p>
      <text:p text:style-name="Textbody"><text:tab/>“Oh, most<text:s/>excellent!” replied Tom “How you keep this level of consistency is something I never stop to wonder when I go aboard one of your flights.”</text:p>
      <text:p text:style-name="Textbody"><text:tab/>“We are happy to hear it Mr. Heidecker! As we say in Paradise’s End ‘<text:span text:style-name="T9">It’s the Journey, not the Destination</text:span>’”</text:p>
      <text:p text:style-name="Textbody"><text:tab/>“It most certainly is” He said with a smile.</text:p>
      <text:p text:style-name="Textbody"><text:tab/>In that last moment moment though, just before he was about to fully turn towards the plane door and exit, he thought he saw something strange on the stewardess’ face. Just for a second it looked like there was light<text:s/>radiating from all around her and that the pupils of her eyes had ceased to exist and only white orbs remained. It was certainly an unnerving image and Tom had to do a quick double take to make sure he wasn’t losing his mind, but only the reassuring image<text:s/>of tall young woman smiling back at him remained. He shrugged it off as a trick of the light and carried on through the gate.</text:p>
      <text:p text:style-name="P10"><text:span text:style-name="Emphasis">2.</text:span></text:p>
      <text:p text:style-name="P11">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text:s/><text:soft-page-break/>due to miscalculations of the distance between connecting gates at the terminal, or due to “short” snack/coffee breaks meanwhile self-assuringly saying to yourself “Oh no, no need to rush. there’s loads of time!” Tom disliked these kinds<text:s/>of people, he found something selfish in this way of operating, but as a salesperson, this was a belief he kept to himself.</text:p>
      <text:p text:style-name="P12"><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 Terminal 2.</text:p>
      <text:p text:style-name="P13"><text:tab/>The way the airport was constructed was much like a zoo or amusement park. Long stretching corridors of gates, each one leading to its own distinct little world at any given time.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 green-ish 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4"><text:tab/><text:s/>Tom turned to face one of the gates. He approached the entrance and examined it closely. Yes, indeed it appeared to be marble or some kind of other smoothed out stone. Tom gave it a touch with his hand, 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5"><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16"><text:tab/>“Can I get a big cup of coffee, black?” He asked a bit groggy “No, no nothing else, thank you! Please make it to go, the wife’s waiting for me.”</text:p>
      <text:soft-page-break/>
      <text:p text:style-name="P17">The waitress gave him the cup, and he took a small sip and kept his nose over it with his eyes closed as if it were a healing salve.</text:p>
      <text:p text:style-name="P18"><text:tab/>“Been traveling long?” inquired Tom.</text:p>
      <text:p text:style-name="P19"><text:tab/>“10 hours now!” exclaimed the stranger “Me and my wife are going down to the Canneries, for our honeymoon.”</text:p>
      <text:p text:style-name="P20"><text:tab/>“Congratulations!” exclaimed Tom</text:p>
      <text:p text:style-name="P21"><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2"><text:tab/>With that he took a big chug of his drink and rose up. “Have a good flight mister!”</text:p>
      <text:p text:style-name="P23"><text:tab/>“Thanks,<text:s/>you too!”</text:p>
      <text:p text:style-name="P24"><text:tab/>“I’m sure we will!” And with that he started back through the corridor Tom had just came through.</text:p>
      <text:p text:style-name="P25"><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 relaxesnes as expressed by their face. For some reason they were<text:s/>always either underdressed or overdressed for the weather of their destination. Then you had your backpackers, young adults under-prepared for wherever they were planning to go although that was part of the fun, he guessed. Seniors, usually in a group going someplace warm. There were the suits dressed much like him and carrying the same equipment. Slim, compact, all in order to be as efficient and as fast as possible.</text:p>
      <text:p text:style-name="P26"><text:tab/>“All passengers heading to La Guardia airport, please head to gate G17. Boarding is about<text:s/>to commence.”</text:p>
      <text:p text:style-name="P27"><text:tab/>And with that Tom picked up his things and went back through the corridor. Passing through the marble gate G17 hi did feel a strange warmth passing through his body</text:p>
      <text:p text:style-name="P28"><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 And just at the moment of takeoff…<text:s/>Nothing.</text:p>
      <text:soft-page-break/>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 felt a long time. But then suddenly a blast of light hit him and blinded him. After some time 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 In front of him appeared to be the figures of a couple of flight attendants and a pilot. But that conclusion could only be drawn from the uniform that they were wearing. Loose parts where tissue should have shown and the familiar extremities of hands, fea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 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text:s/>was filled with<text:s/>echoes<text:s/>of the beeping signal for passenger assistance which was accidentally activated by Tom’s head <text:s/>during his escape attempt.</text:p>
      <text:p text:style-name="P29"><text:span text:style-name="Emphasis">4.</text:span></text:p>
      <text:p text:style-name="Normal"><text:tab/>“AH!” yelled Tom and reached for the back of his head.</text:p>
      <text:p text:style-name="P30">Expecting to find a wound or a big bump he was surprised at finding nothing at all. In<text:s/>fact,<text:s/>besides that momentary initial shock now there was no pain<text:s/>as well. He slowly opened his eyes and expecting to find himself back on the airplane, he was in<text:s/>bed in, what appeared to be, his very own bedroom.<text:s/>Then a 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 to hurt you. How are you feeling? How is your head? There shouldn’t be any damage or pain,<text:s/>but you may feel a bit err… peculiar for some time.”</text:p>
      <text:p text:style-name="Normal"><text:tab/>“Who are you?<text:s/>Why am I in my bedroom” asked Tom.</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16T12:57:00Z</dc:date>
    <meta:template xlink:href="Normal.dotm" xlink:type="simple"/>
    <meta:editing-cycles>31</meta:editing-cycles>
    <meta:editing-duration>PT26700S</meta:editing-duration>
    <meta:document-statistic meta:page-count="5" meta:paragraph-count="31" meta:word-count="2255" meta:character-count="15982" meta:row-count="114" meta:non-whitespace-character-count="13758"/>
  </office:meta>
</office:document-meta>
</file>